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" svg:font-family="Couri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modern" style:font-pitch="fixed"/>
    <style:font-face style:name="Malgun Gothic1" svg:font-family="'Malgun Gothic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enlo" svg:font-family="Menlo, Monaco, Consolas, 'Courier New', monospace"/>
    <style:font-face style:name="Noto Mono" svg:font-family="'Noto Mono', monospace"/>
    <style:font-face style:name="var font-code" svg:font-family="'var font-code'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2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4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Serif" fo:font-size="12pt" fo:letter-spacing="normal" style:font-size-asian="12pt" style:font-size-complex="12pt"/>
    </style:style>
    <style:style style:name="P6" style:family="paragraph" style:parent-style-name="Preformatted_20_Text">
      <style:text-properties style:font-name="Liberation Serif" fo:font-size="12pt" officeooo:paragraph-rsid="0027366b" style:font-size-asian="12pt" style:font-size-complex="12pt"/>
    </style:style>
    <style:style style:name="P7" style:family="paragraph" style:parent-style-name="Preformatted_20_Text">
      <style:text-properties style:font-name="Liberation Serif" fo:font-size="12pt" officeooo:paragraph-rsid="001f6d55" style:font-size-asian="12pt" style:font-size-complex="12pt"/>
    </style:style>
    <style:style style:name="P8" style:family="paragraph" style:parent-style-name="Preformatted_20_Text">
      <style:text-properties style:font-name="Liberation Serif" fo:font-size="12pt" officeooo:paragraph-rsid="00204f52" style:font-size-asian="12pt" style:font-size-complex="12pt"/>
    </style:style>
    <style:style style:name="P9" style:family="paragraph" style:parent-style-name="Preformatted_20_Text">
      <style:text-properties style:font-name="Liberation Serif"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323f3e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2pt" officeooo:paragraph-rsid="00401ec4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2pt" officeooo:paragraph-rsid="0038db9e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2pt" officeooo:paragraph-rsid="0027366b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officeooo:paragraph-rsid="00226b0b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2pt" officeooo:paragraph-rsid="00299997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2pt" officeooo:paragraph-rsid="00315897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2pt" officeooo:rsid="00224f53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2pt" officeooo:rsid="00224f53" officeooo:paragraph-rsid="00224f53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2pt" officeooo:rsid="00224f53" officeooo:paragraph-rsid="0038db9e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2pt" officeooo:rsid="00224f53" officeooo:paragraph-rsid="0027366b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2pt" officeooo:rsid="00370357" officeooo:paragraph-rsid="00370357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2pt" officeooo:rsid="00198c1b" officeooo:paragraph-rsid="00198c1b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2pt" officeooo:rsid="001b533c" officeooo:paragraph-rsid="001b533c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2pt" officeooo:rsid="001b7497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2pt" officeooo:rsid="00289aaa" officeooo:paragraph-rsid="00289aaa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2pt" officeooo:rsid="00289aaa" officeooo:paragraph-rsid="002a55e0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2pt" officeooo:rsid="00315897" officeooo:paragraph-rsid="00315897" style:font-size-asian="12pt" style:font-size-complex="12pt"/>
    </style:style>
    <style:style style:name="T1" style:family="text">
      <style:text-properties fo:font-style="normal" fo:font-weight="normal"/>
    </style:style>
    <style:style style:name="T2" style:family="text">
      <style:text-properties officeooo:rsid="00196978"/>
    </style:style>
    <style:style style:name="T3" style:family="text">
      <style:text-properties officeooo:rsid="001b533c"/>
    </style:style>
    <style:style style:name="T4" style:family="text">
      <style:text-properties officeooo:rsid="001b7497"/>
    </style:style>
    <style:style style:name="T5" style:family="text">
      <style:text-properties officeooo:rsid="001d456d"/>
    </style:style>
    <style:style style:name="T6" style:family="text">
      <style:text-properties officeooo:rsid="001f2023"/>
    </style:style>
    <style:style style:name="T7" style:family="text">
      <style:text-properties officeooo:rsid="001f6d55"/>
    </style:style>
    <style:style style:name="T8" style:family="text">
      <style:text-properties officeooo:rsid="00204f52"/>
    </style:style>
    <style:style style:name="T9" style:family="text">
      <style:text-properties officeooo:rsid="00224f53"/>
    </style:style>
    <style:style style:name="T10" style:family="text">
      <style:text-properties officeooo:rsid="00226b0b"/>
    </style:style>
    <style:style style:name="T11" style:family="text">
      <style:text-properties officeooo:rsid="0023daaa"/>
    </style:style>
    <style:style style:name="T12" style:family="text">
      <style:text-properties officeooo:rsid="0023e8ef"/>
    </style:style>
    <style:style style:name="T13" style:family="text">
      <style:text-properties officeooo:rsid="00252a28"/>
    </style:style>
    <style:style style:name="T14" style:family="text">
      <style:text-properties officeooo:rsid="002725e9"/>
    </style:style>
    <style:style style:name="T15" style:family="text">
      <style:text-properties officeooo:rsid="0027366b"/>
    </style:style>
    <style:style style:name="T16" style:family="text">
      <style:text-properties officeooo:rsid="0027c965"/>
    </style:style>
    <style:style style:name="T17" style:family="text">
      <style:text-properties officeooo:rsid="00299997"/>
    </style:style>
    <style:style style:name="T18" style:family="text">
      <style:text-properties officeooo:rsid="0029a85d"/>
    </style:style>
    <style:style style:name="T19" style:family="text">
      <style:text-properties officeooo:rsid="002a55e0"/>
    </style:style>
    <style:style style:name="T20" style:family="text">
      <style:text-properties officeooo:rsid="002b14a3"/>
    </style:style>
    <style:style style:name="T21" style:family="text">
      <style:text-properties officeooo:rsid="002c68ae"/>
    </style:style>
    <style:style style:name="T22" style:family="text">
      <style:text-properties officeooo:rsid="002cf708"/>
    </style:style>
    <style:style style:name="T23" style:family="text">
      <style:text-properties officeooo:rsid="002d8dfe"/>
    </style:style>
    <style:style style:name="T24" style:family="text">
      <style:text-properties officeooo:rsid="002dea67"/>
    </style:style>
    <style:style style:name="T25" style:family="text">
      <style:text-properties officeooo:rsid="002f3451"/>
    </style:style>
    <style:style style:name="T26" style:family="text">
      <style:text-properties officeooo:rsid="0030ee00"/>
    </style:style>
    <style:style style:name="T27" style:family="text">
      <style:text-properties officeooo:rsid="003141a6"/>
    </style:style>
    <style:style style:name="T28" style:family="text">
      <style:text-properties officeooo:rsid="00315897"/>
    </style:style>
    <style:style style:name="T29" style:family="text">
      <style:text-properties officeooo:rsid="00323f3e"/>
    </style:style>
    <style:style style:name="T30" style:family="text">
      <style:text-properties officeooo:rsid="00338c12"/>
    </style:style>
    <style:style style:name="T31" style:family="text">
      <style:text-properties officeooo:rsid="00359faf"/>
    </style:style>
    <style:style style:name="T32" style:family="text">
      <style:text-properties officeooo:rsid="00368ea4"/>
    </style:style>
    <style:style style:name="T33" style:family="text">
      <style:text-properties officeooo:rsid="00381056"/>
    </style:style>
    <style:style style:name="T34" style:family="text">
      <style:text-properties officeooo:rsid="0038db9e"/>
    </style:style>
    <style:style style:name="T35" style:family="text">
      <style:text-properties style:font-name="Liberation Serif"/>
    </style:style>
    <style:style style:name="T36" style:family="text">
      <style:text-properties style:font-name="Liberation Serif" fo:font-style="normal" fo:font-weight="normal"/>
    </style:style>
    <style:style style:name="T37" style:family="text">
      <style:text-properties style:font-name="Liberation Serif" fo:font-size="12pt" style:font-size-asian="12pt" style:font-size-complex="12pt"/>
    </style:style>
    <style:style style:name="T38" style:family="text">
      <style:text-properties style:font-name="Liberation Serif" fo:font-size="12pt" fo:font-style="normal" fo:font-weight="normal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/>/*FONTS*/</text:p>
      <text:p text:style-name="P12"/>
      <text:p text:style-name="P12">/* vietnamese */</text:p>
      <text:p text:style-name="P12">@font-face {</text:p>
      <text:p text:style-name="P12"><text:s text:c="2"/>font-family: VT323;</text:p>
      <text:p text:style-name="P12"><text:s text:c="2"/>font-style: normal;</text:p>
      <text:p text:style-name="P12"><text:s text:c="2"/>font-weight: 400;</text:p>
      <text:p text:style-name="P12"><text:s text:c="2"/>font-display: swap;</text:p>
      <text:p text:style-name="P12"><text:s text:c="2"/>src: url(https://fonts.gstatic.com/s/vt323/v17/pxiKyp0ihIEF2isQFJXGdg.woff2); </text:p>
      <text:p text:style-name="P12"><text:s text:c="2"/>unicode-range: U+0102-0103, U+0110-0111, U+0128-0129, U+0168-0169, U+01A0-01A1, U+01AF-01B0, U+1EA0-1EF9, U+20AB;</text:p>
      <text:p text:style-name="P12">}</text:p>
      <text:p text:style-name="P12">/* latin-ext */</text:p>
      <text:p text:style-name="P12">@font-face {</text:p>
      <text:p text:style-name="P12"><text:s text:c="2"/>font-family: VT323;</text:p>
      <text:p text:style-name="P12"><text:s text:c="2"/>font-style: normal;</text:p>
      <text:p text:style-name="P12"><text:s text:c="2"/>font-weight: 400;</text:p>
      <text:p text:style-name="P12"><text:s text:c="2"/>font-display: swap;</text:p>
      <text:p text:style-name="P12"><text:s text:c="2"/>src: url(https://fonts.gstatic.com/s/vt323/v17/pxiKyp0ihIEF2isRFJXGdg.woff2); </text:p>
      <text:p text:style-name="P12"><text:s text:c="2"/>unicode-range: U+0100-024F, U+0259, U+1E00-1EFF, U+2020, U+20A0-20AB, U+20AD-20CF, U+2113, U+2C60-2C7F, U+A720-A7FF;</text:p>
      <text:p text:style-name="P12">}</text:p>
      <text:p text:style-name="P12">/* latin */</text:p>
      <text:p text:style-name="P12">@font-face {</text:p>
      <text:p text:style-name="P12"><text:s text:c="2"/>font-family: VT323;</text:p>
      <text:p text:style-name="P12"><text:s text:c="2"/>font-style: normal;</text:p>
      <text:p text:style-name="P12"><text:s text:c="2"/>font-weight: 400;</text:p>
      <text:p text:style-name="P12"><text:s text:c="2"/>font-display: swap;</text:p>
      <text:p text:style-name="P12"><text:s text:c="2"/>src: url(https://fonts.gstatic.com/s/vt323/v17/pxiKyp0ihIEF2isfFJU.woff2); </text:p>
      <text:p text:style-name="P12"><text:s text:c="2"/>unicode-range: U+0000-00FF, U+0131, U+0152-0153, U+02BB-02BC, U+02C6, U+02DA, U+02DC, U+2000-206F, U+2074, U+20AC, U+2122, U+2191, U+2193, U+2212, U+2215, U+FEFF, U+FFFD;</text:p>
      <text:p text:style-name="P12">}</text:p>
      <text:p text:style-name="P12">@font-face {</text:p>
      <text:p text:style-name="P12"><text:s text:c="2"/>font-family: Merienda One;</text:p>
      <text:p text:style-name="P12"><text:s text:c="2"/>font-style: normal;</text:p>
      <text:p text:style-name="P12"><text:s text:c="2"/>font-weight: 400;</text:p>
      <text:p text:style-name="P12"><text:s text:c="2"/>src: url(https://fonts.gstatic.com/s/meriendaone/v10/H4cgBXaMndbflEq6kyZ1ht6ohYaz.woff2);</text:p>
      <text:p text:style-name="P12"><text:s text:c="2"/>unicode-range: U+0000-00FF, U+0131, U+0152-0153, U+02BB-02BC, U+02C6, U+02DA, U+02DC, U+2000-206F, U+2074, U+20AC, U+2122, U+2191, U+2193, U+2212, U+2215, U+FEFF, U+FFFD;</text:p>
      <text:p text:style-name="P12">}</text:p>
      <text:p text:style-name="P12"/>
      <text:p text:style-name="P12">/* latin-ext */</text:p>
      <text:p text:style-name="P12">@font-face {</text:p>
      <text:p text:style-name="P12"><text:s text:c="2"/>font-family: Libre Baskerville;</text:p>
      <text:p text:style-name="P12"><text:s text:c="2"/>font-style: italic;</text:p>
      <text:p text:style-name="P12"><text:s text:c="2"/>font-weight: 400;</text:p>
      <text:p text:style-name="P12"><text:s text:c="2"/>font-display: swap;</text:p>
      <text:p text:style-name="P12"><text:soft-page-break/><text:s text:c="2"/>src: url(https://fonts.gstatic.com/s/librebaskerville/v14/kmKhZrc3Hgbbcjq75U4uslyuy4kn0qNcWx8QDP2V.woff2);</text:p>
      <text:p text:style-name="P12"><text:s text:c="2"/>unicode-range: U+0100-024F, U+0259, U+1E00-1EFF, U+2020, U+20A0-20AB, U+20AD-20CF, U+2113, U+2C60-2C7F, U+A720-A7FF;</text:p>
      <text:p text:style-name="P12">}</text:p>
      <text:p text:style-name="P12">/* latin */</text:p>
      <text:p text:style-name="P12">@font-face {</text:p>
      <text:p text:style-name="P12"><text:s text:c="2"/>font-family: Libre Baskerville;</text:p>
      <text:p text:style-name="P12"><text:s text:c="2"/>font-style: italic;</text:p>
      <text:p text:style-name="P12"><text:s text:c="2"/>font-weight: 400;</text:p>
      <text:p text:style-name="P12"><text:s text:c="2"/>font-display: swap;</text:p>
      <text:p text:style-name="P12"><text:s text:c="2"/>src: url(https://fonts.gstatic.com/s/librebaskerville/v14/kmKhZrc3Hgbbcjq75U4uslyuy4kn0qNcWxEQDA.woff2);</text:p>
      <text:p text:style-name="P12"><text:s text:c="2"/>unicode-range: U+0000-00FF, U+0131, U+0152-0153, U+02BB-02BC, U+02C6, U+02DA, U+02DC, U+2000-206F, U+2074, U+20AC, U+2122, U+2191, U+2193, U+2212, U+2215, U+FEFF, U+FFFD;</text:p>
      <text:p text:style-name="P12">}</text:p>
      <text:p text:style-name="P12">/* latin-ext */</text:p>
      <text:p text:style-name="P12">@font-face {</text:p>
      <text:p text:style-name="P12"><text:s text:c="2"/>font-family: Libre Baskerville;</text:p>
      <text:p text:style-name="P12"><text:s text:c="2"/>font-style: normal;</text:p>
      <text:p text:style-name="P12"><text:s text:c="2"/>font-weight: 400;</text:p>
      <text:p text:style-name="P12"><text:s text:c="2"/>font-display: swap;</text:p>
      <text:p text:style-name="P12"><text:s text:c="2"/>src: url(https://fonts.gstatic.com/s/librebaskerville/v14/kmKnZrc3Hgbbcjq75U4uslyuy4kn0qNXaxMICA.woff2);</text:p>
      <text:p text:style-name="P12"><text:s text:c="2"/>unicode-range: U+0100-024F, U+0259, U+1E00-1EFF, U+2020, U+20A0-20AB, U+20AD-20CF, U+2113, U+2C60-2C7F, U+A720-A7FF;</text:p>
      <text:p text:style-name="P12">}</text:p>
      <text:p text:style-name="P12">/* latin */</text:p>
      <text:p text:style-name="P12">@font-face {</text:p>
      <text:p text:style-name="P12"><text:s text:c="2"/>font-family: Libre Baskerville;</text:p>
      <text:p text:style-name="P12"><text:s text:c="2"/>font-style: normal;</text:p>
      <text:p text:style-name="P12"><text:s text:c="2"/>font-weight: 400;</text:p>
      <text:p text:style-name="P12"><text:s text:c="2"/>font-display: swap;</text:p>
      <text:p text:style-name="P12"><text:s text:c="2"/>src: url(https://fonts.gstatic.com/s/librebaskerville/v14/kmKnZrc3Hgbbcjq75U4uslyuy4kn0qNZaxM.woff2);</text:p>
      <text:p text:style-name="P12"><text:s text:c="2"/>unicode-range: U+0000-00FF, U+0131, U+0152-0153, U+02BB-02BC, U+02C6, U+02DA, U+02DC, U+2000-206F, U+2074, U+20AC, U+2122, U+2191, U+2193, U+2212, U+2215, U+FEFF, U+FFFD;</text:p>
      <text:p text:style-name="P12">}</text:p>
      <text:p text:style-name="P12">/* latin-ext */</text:p>
      <text:p text:style-name="P12">@font-face {</text:p>
      <text:p text:style-name="P12"><text:s text:c="2"/>font-family: Libre Baskerville;</text:p>
      <text:p text:style-name="P12"><text:s text:c="2"/>font-style: normal;</text:p>
      <text:p text:style-name="P12"><text:s text:c="2"/>font-weight: 700;</text:p>
      <text:p text:style-name="P12"><text:soft-page-break/><text:s text:c="2"/>font-display: swap;</text:p>
      <text:p text:style-name="P12"><text:s text:c="2"/>src: url(https://fonts.gstatic.com/s/librebaskerville/v14/kmKiZrc3Hgbbcjq75U4uslyuy4kn0qviTgY5KcCsww.woff2);</text:p>
      <text:p text:style-name="P12"><text:s text:c="2"/>unicode-range: U+0100-024F, U+0259, U+1E00-1EFF, U+2020, U+20A0-20AB, U+20AD-20CF, U+2113, U+2C60-2C7F, U+A720-A7FF;</text:p>
      <text:p text:style-name="P12">}</text:p>
      <text:p text:style-name="P12">/* latin */</text:p>
      <text:p text:style-name="P12">@font-face {</text:p>
      <text:p text:style-name="P12"><text:s text:c="2"/>font-family: Libre Baskerville;</text:p>
      <text:p text:style-name="P12"><text:s text:c="2"/>font-style: normal;</text:p>
      <text:p text:style-name="P12"><text:s text:c="2"/>font-weight: 700;</text:p>
      <text:p text:style-name="P12"><text:s text:c="2"/>font-display: swap;</text:p>
      <text:p text:style-name="P12"><text:s text:c="2"/>src: url(https://fonts.gstatic.com/s/librebaskerville/v14/kmKiZrc3Hgbbcjq75U4uslyuy4kn0qviTgY3KcA.woff2);</text:p>
      <text:p text:style-name="P12"><text:s text:c="2"/>unicode-range: U+0000-00FF, U+0131, U+0152-0153, U+02BB-02BC, U+02C6, U+02DA, U+02DC, U+2000-206F, U+2074, U+20AC, U+2122, U+2191, U+2193, U+2212, U+2215, U+FEFF, U+FFFD;</text:p>
      <text:p text:style-name="P12">}</text:p>
      <text:p text:style-name="P12"/>
      <text:p text:style-name="P12">/* vietnamese */</text:p>
      <text:p text:style-name="P12">@font-face {</text:p>
      <text:p text:style-name="P12"><text:s text:c="2"/>font-family: Sigmar One;</text:p>
      <text:p text:style-name="P12"><text:s text:c="2"/>font-style: normal;</text:p>
      <text:p text:style-name="P12"><text:s text:c="2"/>font-weight: 400;</text:p>
      <text:p text:style-name="P12"><text:s text:c="2"/>font-display: swap;</text:p>
      <text:p text:style-name="P12"><text:s text:c="2"/>src: url(https://fonts.gstatic.com/s/sigmarone/v16/co3DmWZ8kjZuErj9Ta3do6vppkDi.woff2);</text:p>
      <text:p text:style-name="P12"><text:s text:c="2"/>unicode-range: U+0102-0103, U+0110-0111, U+0128-0129, U+0168-0169, U+01A0-01A1, U+01AF-01B0, U+1EA0-1EF9, U+20AB;</text:p>
      <text:p text:style-name="P12">}</text:p>
      <text:p text:style-name="P12">/* latin-ext */</text:p>
      <text:p text:style-name="P12">@font-face {</text:p>
      <text:p text:style-name="P12"><text:s text:c="2"/>font-family: Sigmar One;</text:p>
      <text:p text:style-name="P12"><text:s text:c="2"/>font-style: normal;</text:p>
      <text:p text:style-name="P12"><text:s text:c="2"/>font-weight: 400;</text:p>
      <text:p text:style-name="P12"><text:s text:c="2"/>font-display: swap;</text:p>
      <text:p text:style-name="P12"><text:s text:c="2"/>src: url(https://fonts.gstatic.com/s/sigmarone/v16/co3DmWZ8kjZuErj9Ta3do6rppkDi.woff2);</text:p>
      <text:p text:style-name="P12"><text:s text:c="2"/>unicode-range: U+0100-024F, U+0259, U+1E00-1EFF, U+2020, U+20A0-20AB, U+20AD-20CF, U+2113, U+2C60-2C7F, U+A720-A7FF;</text:p>
      <text:p text:style-name="P12">}</text:p>
      <text:p text:style-name="P12">/* latin */</text:p>
      <text:p text:style-name="P12">@font-face {</text:p>
      <text:p text:style-name="P12"><text:s text:c="2"/>font-family: Sigmar One;</text:p>
      <text:p text:style-name="P12"><text:s text:c="2"/>font-style: normal;</text:p>
      <text:p text:style-name="P12"><text:s text:c="2"/>font-weight: 400;</text:p>
      <text:p text:style-name="P12"><text:s text:c="2"/>font-display: swap;</text:p>
      <text:p text:style-name="P12"><text:s text:c="2"/>src: url(https://fonts.gstatic.com/s/sigmarone/v16/co3DmWZ8kjZuErj9Ta3do6Tppg.woff2);</text:p>
      <text:p text:style-name="P12"><text:soft-page-break/><text:s text:c="2"/>unicode-range: U+0000-00FF, U+0131, U+0152-0153, U+02BB-02BC, U+02C6, U+02DA, U+02DC, U+2000-206F, U+2074, U+20AC, U+2122, U+2191, U+2193, U+2212, U+2215, U+FEFF, U+FFFD;</text:p>
      <text:p text:style-name="P12">}</text:p>
      <text:p text:style-name="P12"/>
      <text:p text:style-name="P12">/* latin */</text:p>
      <text:p text:style-name="P12">@font-face {</text:p>
      <text:p text:style-name="P12"><text:s text:c="2"/>font-family: Macondo;</text:p>
      <text:p text:style-name="P12"><text:s text:c="2"/>font-style: normal;</text:p>
      <text:p text:style-name="P12"><text:s text:c="2"/>font-weight: 400;</text:p>
      <text:p text:style-name="P12"><text:s text:c="2"/>font-display: swap;</text:p>
      <text:p text:style-name="P10"><text:span text:style-name="T37"><text:s text:c="2"/>src: url(</text:span><text:a xlink:type="simple" xlink:href="https://fonts.gstatic.com/s/macondo/v21/RrQQboN9-iB1IXmOe2LE0Q.woff2" text:style-name="Internet_20_link" text:visited-style-name="Visited_20_Internet_20_Link"><text:span text:style-name="T37">https://fonts.gstatic.com/s/macondo/v21/RrQQboN9-iB1IXmOe2LE0Q.woff2</text:span></text:a><text:span text:style-name="T37">);</text:span></text:p>
      <text:p text:style-name="P12"><text:s text:c="2"/>unicode-range: U+0000-00FF, U+0131, U+0152-0153, U+02BB-02BC, U+02C6, U+02DA, U+02DC, U+2000-206F, U+2074, U+20AC, U+2122, U+2191, U+2193, U+2212, U+2215, U+FEFF, U+FFFD;</text:p>
      <text:p text:style-name="P12">}</text:p>
      <text:p text:style-name="P12"/>
      <text:p text:style-name="P2">/* cyrillic-ext */</text:p>
      <text:p text:style-name="P3">@font-face {</text:p>
      <text:p text:style-name="P5"><text:s text:c="2"/><text:span text:style-name="T1">font-family: Press Start 2P;</text:span></text:p>
      <text:p text:style-name="P5"><text:s text:c="2"/><text:span text:style-name="T1">font-style: normal;</text:span></text:p>
      <text:p text:style-name="P5"><text:s text:c="2"/><text:span text:style-name="T1">font-weight: 400;</text:span></text:p>
      <text:p text:style-name="P5"><text:s text:c="2"/><text:span text:style-name="T1">font-display: swap;</text:span></text:p>
      <text:p text:style-name="P5"><text:s text:c="2"/><text:span text:style-name="T1">src: url(https://fonts.gstatic.com/s/pressstart2p/v14/e3t4euO8T-267oIAQAu6jDQyK3nYivN04w.woff2);</text:span></text:p>
      <text:p text:style-name="P5"><text:s text:c="2"/><text:span text:style-name="T1">unicode-range: U+0460-052F, U+1C80-1C88, U+20B4, U+2DE0-2DFF, U+A640-A69F, U+FE2E-FE2F;</text:span></text:p>
      <text:p text:style-name="P3">}</text:p>
      <text:p text:style-name="P3">/* cyrillic */</text:p>
      <text:p text:style-name="P3">@font-face {</text:p>
      <text:p text:style-name="P5"><text:s text:c="2"/><text:span text:style-name="T1">font-family: Press Start 2P;</text:span></text:p>
      <text:p text:style-name="P5"><text:s text:c="2"/><text:span text:style-name="T1">font-style: normal;</text:span></text:p>
      <text:p text:style-name="P5"><text:s text:c="2"/><text:span text:style-name="T1">font-weight: 400;</text:span></text:p>
      <text:p text:style-name="P5"><text:s text:c="2"/><text:span text:style-name="T1">font-display: swap;</text:span></text:p>
      <text:p text:style-name="P5"><text:s text:c="2"/><text:span text:style-name="T1">src: url(https://fonts.gstatic.com/s/pressstart2p/v14/e3t4euO8T-267oIAQAu6jDQyK3nRivN04w.woff2);</text:span></text:p>
      <text:p text:style-name="P5"><text:s text:c="2"/><text:span text:style-name="T1">unicode-range: U+0301, U+0400-045F, U+0490-0491, U+04B0-04B1, U+2116;</text:span></text:p>
      <text:p text:style-name="P3">}</text:p>
      <text:p text:style-name="P3">/* greek */</text:p>
      <text:p text:style-name="P3">@font-face {</text:p>
      <text:p text:style-name="P5"><text:s text:c="2"/><text:span text:style-name="T1">font-family: Press Start 2P;</text:span></text:p>
      <text:p text:style-name="P5"><text:s text:c="2"/><text:span text:style-name="T1">font-style: normal;</text:span></text:p>
      <text:p text:style-name="P5"><text:s text:c="2"/><text:span text:style-name="T1">font-weight: 400;</text:span></text:p>
      <text:p text:style-name="P5"><text:s text:c="2"/><text:span text:style-name="T1">font-display: swap;</text:span></text:p>
      <text:p text:style-name="P5"><text:s text:c="2"/><text:span text:style-name="T1">src: url(https://fonts.gstatic.com/s/pressstart2p/v14/e3t4euO8T-267oIAQAu6jDQyK3nWivN04w.woff2);</text:span></text:p>
      <text:p text:style-name="P5"><text:s text:c="2"/><text:span text:style-name="T1">unicode-range: U+0370-03FF;</text:span></text:p>
      <text:p text:style-name="P3">}</text:p>
      <text:p text:style-name="P3">/* latin-ext */</text:p>
      <text:p text:style-name="P3"><text:soft-page-break/>@font-face {</text:p>
      <text:p text:style-name="P5"><text:s text:c="2"/><text:span text:style-name="T1">font-family: Press Start 2P;</text:span></text:p>
      <text:p text:style-name="P5"><text:s text:c="2"/><text:span text:style-name="T1">font-style: normal;</text:span></text:p>
      <text:p text:style-name="P5"><text:s text:c="2"/><text:span text:style-name="T1">font-weight: 400;</text:span></text:p>
      <text:p text:style-name="P5"><text:s text:c="2"/><text:span text:style-name="T1">font-display: swap;</text:span></text:p>
      <text:p text:style-name="P5"><text:s text:c="2"/><text:span text:style-name="T1">src: url(https://fonts.gstatic.com/s/pressstart2p/v14/e3t4euO8T-267oIAQAu6jDQyK3nbivN04w.woff2);</text:span></text:p>
      <text:p text:style-name="P5"><text:s text:c="2"/><text:span text:style-name="T1">unicode-range: U+0100-024F, U+0259, U+1E00-1EFF, U+2020, U+20A0-20AB, U+20AD-20CF, U+2113, U+2C60-2C7F, U+A720-A7FF;</text:span></text:p>
      <text:p text:style-name="P3">}</text:p>
      <text:p text:style-name="P3">/* latin */</text:p>
      <text:p text:style-name="P3">@font-face {</text:p>
      <text:p text:style-name="P5"><text:s text:c="2"/><text:span text:style-name="T1">font-family: Press Start 2P;</text:span></text:p>
      <text:p text:style-name="P5"><text:s text:c="2"/><text:span text:style-name="T1">font-style: normal;</text:span></text:p>
      <text:p text:style-name="P5"><text:s text:c="2"/><text:span text:style-name="T1">font-weight: 400;</text:span></text:p>
      <text:p text:style-name="P5"><text:s text:c="2"/><text:span text:style-name="T1">font-display: swap;</text:span></text:p>
      <text:p text:style-name="P1"><text:span text:style-name="T37"><text:s text:c="2"/></text:span><text:span text:style-name="T38">src: url(</text:span><text:a xlink:type="simple" xlink:href="https://fonts.gstatic.com/s/pressstart2p/v14/e3t4euO8T-267oIAQAu6jDQyK3nVivM.woff2" text:style-name="Internet_20_link" text:visited-style-name="Visited_20_Internet_20_Link"><text:span text:style-name="T38">https://fonts.gstatic.com/s/pressstart2p/v14/e3t4euO8T-267oIAQAu6jDQyK3nVivM.woff2</text:span></text:a><text:span text:style-name="T38">);</text:span></text:p>
      <text:p text:style-name="P5"><text:s text:c="2"/><text:span text:style-name="T1">unicode-range: U+0000-00FF, U+0131, U+0152-0153, U+02BB-02BC, U+02C6, U+02DA, U+02DC, U+2000-206F, U+2074, U+20AC, U+2122, U+2191, U+2193, U+2212, U+2215, U+FEFF, U+FFFD;</text:span></text:p>
      <text:p text:style-name="P4">}</text:p>
      <text:p text:style-name="P12">[p] { font-family: Libre Baskerville, <text:span text:style-name="T2">Sigmar One</text:span>, <text:span text:style-name="T2">Macondo</text:span>, <text:span text:style-name="T30">Merienda One, </text:span><text:span text:style-name="T31">Press Start 2P, </text:span><text:span text:style-name="T3">Cinzel Decorative, Cinzel, </text:span><text:span text:style-name="T4">Open Sans, </text:span>serif, <text:span text:style-name="T2">cursive, </text:span><text:span text:style-name="T3">mono</text:span><text:span text:style-name="T14">space</text:span>; } [/p]</text:p>
      <text:p text:style-name="P12"/>
      <text:p text:style-name="P12">/<text:span text:style-name="T4">*FONTS*/</text:span></text:p>
      <text:p text:style-name="P12"/>
      <text:p text:style-name="P12">/<text:span text:style-name="T4">*GLOBAL-</text:span><text:span text:style-name="T5">SETTINGS</text:span><text:span text:style-name="T4">*/</text:span></text:p>
      <text:p text:style-name="P12"/>
      <text:p text:style-name="P12">/<text:span text:style-name="T27">*WORLD-BACKGROUND*/</text:span></text:p>
      <text:p text:style-name="P12">.user-css-presentation {</text:p>
      <text:p text:style-name="P12">background: url(https://www.worldanvil.com/uploads/images/8f71acc07cb1e09afefd2dd988df5060.png);</text:p>
      <text:p text:style-name="P12">}</text:p>
      <text:p text:style-name="P12"/>
      <text:p text:style-name="P12">/<text:span text:style-name="T33">*General-Text*/</text:span></text:p>
      <text:p text:style-name="P12">.user-css,</text:p>
      <text:p text:style-name="P12">.user-css-extended,</text:p>
      <text:p text:style-name="P12">.user-css p, </text:p>
      <text:p text:style-name="P12">.user-css-extended p,</text:p>
      <text:p text:style-name="P12">.user-css .tab-content, </text:p>
      <text:p text:style-name="P12">.user-css .panel-default p,</text:p>
      <text:p text:style-name="P12">.user-css-presentation .tooltipster-content p,</text:p>
      <text:p text:style-name="P12">.user-css-presentation .tooltipster-content .statblock p</text:p>
      <text:p text:style-name="P12">{</text:p>
      <text:p text:style-name="P12"><text:s text:c="4"/>/* color: var(--aurora-nightd); */</text:p>
      <text:p text:style-name="P12"><text:tab/>color: var(--aurora-wl);</text:p>
      <text:p text:style-name="P12"><text:s text:c="4"/>font-size: var(--fsize-text);</text:p>
      <text:p text:style-name="P12"><text:s text:c="4"/>font-family: var(--font-3);</text:p>
      <text:p text:style-name="P12"><text:soft-page-break/><text:tab/>margin-bottom: var(--cont-pad);</text:p>
      <text:p text:style-name="P13">}</text:p>
      <text:p text:style-name="P19"/>
      <text:p text:style-name="P20">/* ------------------ BOOTSTRAP CONTAINERS --------------- */</text:p>
      <text:p text:style-name="P20"/>
      <text:p text:style-name="P20">.user-css .text-danger, .user-css-extended .text-danger { color: var(--aurora-text-danger);}</text:p>
      <text:p text:style-name="P20"/>
      <text:p text:style-name="P20">.user-css .bg-primary {background: var(--aurora-primary); }</text:p>
      <text:p text:style-name="P20">.user-css .bg-success { background: var(--aurora-success); }</text:p>
      <text:p text:style-name="P20">.user-css .bg-info { background: var(--aurora-info); }</text:p>
      <text:p text:style-name="P20">.user-css .bg-warning { background: var(--aurora-warning);} </text:p>
      <text:p text:style-name="P20">.user-css .bg-danger { background: var(--aurora-danger); }</text:p>
      <text:p text:style-name="P20"/>
      <text:p text:style-name="P20">.user-css .jumbotron {</text:p>
      <text:p text:style-name="P20"><text:s text:c="4"/>background: var(--aurora-3t);</text:p>
      <text:p text:style-name="P20"><text:tab/>color: var(--aurora-text);</text:p>
      <text:p text:style-name="P20"><text:tab/>border-radius: var(--cont-rad);</text:p>
      <text:p text:style-name="P20"><text:tab/>font-family: var(--font-5);</text:p>
      <text:p text:style-name="P20">}</text:p>
      <text:p text:style-name="P20"/>
      <text:p text:style-name="P20">.user-css .well {</text:p>
      <text:p text:style-name="P20"><text:s text:c="4"/>background: var(--aurora-4t);</text:p>
      <text:p text:style-name="P20"><text:s text:c="4"/>border: var(--border-tiny) solid var(--aurora-4d);</text:p>
      <text:p text:style-name="P20"><text:tab/> border-radius: var(--cont-rad);</text:p>
      <text:p text:style-name="P20">}</text:p>
      <text:p text:style-name="P20"/>
      <text:p text:style-name="P20">.user-css .alert {</text:p>
      <text:p text:style-name="P20"><text:tab/>font-family: var(--font-3); </text:p>
      <text:p text:style-name="P20"><text:s text:c="4"/>color: var(--aurora-text);</text:p>
      <text:p text:style-name="P20"><text:s text:c="4"/>padding: var(--cont-pad-med);</text:p>
      <text:p text:style-name="P20"><text:s text:c="4"/>margin-bottom: var(--cont-pad);</text:p>
      <text:p text:style-name="P20"><text:s text:c="4"/>border: var(--border-thin) solid var(--aurora-wtb);</text:p>
      <text:p text:style-name="P20"><text:s text:c="4"/>border-radius: var(--cont-rad);</text:p>
      <text:p text:style-name="P20"><text:s text:c="4"/>background: none;</text:p>
      <text:p text:style-name="P20">}</text:p>
      <text:p text:style-name="P20"/>
      <text:p text:style-name="P20">.user-css .alert-success { background: var(--aurora-success);}</text:p>
      <text:p text:style-name="P20"/>
      <text:p text:style-name="P20">/* subscribe + unsub notification */</text:p>
      <text:p text:style-name="P20">.user-css-presentation .alert-success {</text:p>
      <text:p text:style-name="P20"><text:tab/>background: var(--aurora-success);</text:p>
      <text:p text:style-name="P20"><text:tab/>color: var(--aurora-night);</text:p>
      <text:p text:style-name="P20"><text:tab/>border: var(--border-thin) solid var(--aurora-w);</text:p>
      <text:p text:style-name="P20"><text:tab/>border-radius: var(--cont-rad);</text:p>
      <text:p text:style-name="P20">}</text:p>
      <text:p text:style-name="P20">.user-css .alert-info, .user-css-extended .alert-info { <text:s/>background: var(--aurora-info);}</text:p>
      <text:p text:style-name="P20">.user-css .alert-warning { <text:s/>background: var(--aurora-warning);}</text:p>
      <text:p text:style-name="P20">.user-css .alert-danger { <text:s/>background: var(--aurora-danger); }</text:p>
      <text:p text:style-name="P20"/>
      <text:p text:style-name="P14"><text:soft-page-break/></text:p>
      <text:p text:style-name="P14">/<text:span text:style-name="T27">*GLOBAL-FONT-PROPERTIES*/</text:span></text:p>
      <text:p text:style-name="P21">/* container based font classes */</text:p>
      <text:p text:style-name="P21">.font-1 { font-family: var(--font-1); }</text:p>
      <text:p text:style-name="P21">.font-2 { font-family: var(--font-2); }</text:p>
      <text:p text:style-name="P21">.font-3 { font-family: var(--font-3); }</text:p>
      <text:p text:style-name="P21">.font-4 { font-family: var(--font-4); }</text:p>
      <text:p text:style-name="P21">.font-5 { font-family: var(--font-5); }</text:p>
      <text:p text:style-name="P21">.font-code { font-family: var(--font-code); }</text:p>
      <text:p text:style-name="P21">.fsize-h0 { font-size: var(--fsize-h0); line-height: 1.3em;}</text:p>
      <text:p text:style-name="P21">.fsize-h1 { font-size: var(--fsize-h1); line-height: 1.3em;}</text:p>
      <text:p text:style-name="P21">.fsize-h2 { font-size: var(--fsize-h2); line-height: 1.3em;}</text:p>
      <text:p text:style-name="P21">.fsize-h3 { font-size: var(--fsize-h3); line-height: 1.3em;}</text:p>
      <text:p text:style-name="P21">.fsize-h4 { font-size: var(--fsize-h4); line-height: 1.3em;}</text:p>
      <text:p text:style-name="P21">.fsize-h5 { font-size: var(--fsize-h5); line-height: 1.3em;}</text:p>
      <text:p text:style-name="P21">.fsize-h6 { font-size: var(--fsize-h6); line-height: 1.3em;}</text:p>
      <text:p text:style-name="P21">.fsize-text { font-size: var(--fsize-text);}</text:p>
      <text:p text:style-name="P21">.fsize-big { font-size: var(--fsize-big);}</text:p>
      <text:p text:style-name="P21">.fsize-small { font-size: var(--fsize-small);}</text:p>
      <text:p text:style-name="P21">.fsize-med { font-size: var(--fsize-med);}</text:p>
      <text:p text:style-name="P21"/>
      <text:p text:style-name="P21">/*---(white space/box around ) white-space: pre-wrap;---*/</text:p>
      <text:p text:style-name="P21">/*---<text:span text:style-name="T34">{</text:span>(perspective like SW) .user-css .perspective: 143px;</text:p>
      <text:p text:style-name="P21">transform: rotateX(25deg) rotateY(1deg);</text:p>
      <text:p text:style-name="P21">transform-style: preserve-3d;}---<text:span text:style-name="T27">*/</text:span></text:p>
      <text:p text:style-name="P20"/>
      <text:p text:style-name="P20">.user-css .btn, .user-css-extended .btn {</text:p>
      <text:p text:style-name="P20"><text:s text:c="4"/>color: var(--aurora-text);</text:p>
      <text:p text:style-name="P20"><text:tab/>font-family: var(--font-3); </text:p>
      <text:p text:style-name="P20"><text:s text:c="4"/>padding: var(--cont-pad-sm);</text:p>
      <text:p text:style-name="P20"><text:s text:c="4"/>margin-bottom: var(--cont-pad-sm);</text:p>
      <text:p text:style-name="P20"><text:s text:c="4"/>border: var(--border-thin) solid var(--aurora-wt) !important;</text:p>
      <text:p text:style-name="P20"><text:s text:c="4"/>border-radius: var(--cont-rad);</text:p>
      <text:p text:style-name="P20">}</text:p>
      <text:p text:style-name="P20"/>
      <text:p text:style-name="P20">.user-css .label, .user-css-extended .label, </text:p>
      <text:p text:style-name="P20">.user-css-rpgblock .label {</text:p>
      <text:p text:style-name="P20"><text:s text:c="4"/>color: var(--aurora-text);</text:p>
      <text:p text:style-name="P20"><text:tab/>background: var(--aurora-4d);</text:p>
      <text:p text:style-name="P20"><text:tab/>font-family: var(--font-3); </text:p>
      <text:p text:style-name="P20"><text:s text:c="4"/>padding: var(--cont-pad-tiny);</text:p>
      <text:p text:style-name="P20"><text:s text:c="4"/>margin-bottom: var(--cont-pad-sm);</text:p>
      <text:p text:style-name="P20"><text:s text:c="4"/>border: var(--border-thin) solid var(--aurora-w) !important;</text:p>
      <text:p text:style-name="P20"><text:s text:c="4"/>border-radius: var(--cont-rad);</text:p>
      <text:p text:style-name="P20">}</text:p>
      <text:p text:style-name="P20"/>
      <text:p text:style-name="P20"/>
      <text:p text:style-name="P20">/* .user-css .label:hover, .user-css-extended .label:hover {</text:p>
      <text:p text:style-name="P20"><text:s text:c="4"/>color: var(--aurora-4l);</text:p>
      <text:p text:style-name="P20"><text:soft-page-break/><text:tab/>background: var(--aurora-4d);</text:p>
      <text:p text:style-name="P20"><text:tab/>font-family: var(--font-3); </text:p>
      <text:p text:style-name="P20"><text:s text:c="4"/>padding: var(--cont-pad-tiny);</text:p>
      <text:p text:style-name="P20"><text:s text:c="4"/>margin-bottom: var(--cont-pad-sm);</text:p>
      <text:p text:style-name="P20"><text:s text:c="4"/>border: var(--border-thin) solid var(--aurora-4l) !important;</text:p>
      <text:p text:style-name="P20"><text:s text:c="4"/>border-radius: var(--cont-rad);</text:p>
      <text:p text:style-name="P20">} */</text:p>
      <text:p text:style-name="P20"/>
      <text:p text:style-name="P20"/>
      <text:p text:style-name="P20">.user-css .btn-default, .user-css-extended .btn-default, .user-css .label-default, .user-css .badge-default { </text:p>
      <text:p text:style-name="P20"><text:tab/>font-weight: 600; </text:p>
      <text:p text:style-name="P20"><text:tab/>color: var(--aurora-night); <text:tab/><text:tab/></text:p>
      <text:p text:style-name="P20"><text:tab/>background: var(--aurora-default);</text:p>
      <text:p text:style-name="P20">}</text:p>
      <text:p text:style-name="P20">.user-css .btn-primary, .user-css-extended .btn-primary, .user-css .label-primary, .user-css .badge-primary <text:s/>{ </text:p>
      <text:p text:style-name="P20"><text:tab/>background: var(--aurora-primary);</text:p>
      <text:p text:style-name="P20">}</text:p>
      <text:p text:style-name="P20">.user-css .btn-primary:hover, .user-css-extended .btn-primary:hover { background: var(--aurora-8);</text:p>
      <text:p text:style-name="P20">}</text:p>
      <text:p text:style-name="P20">.user-css .btn-success, .user-css-extended .btn-success, .user-css .label-success, .user-css .badge-success <text:s/>{ </text:p>
      <text:p text:style-name="P20"><text:tab/>background: var(--aurora-success) !important;</text:p>
      <text:p text:style-name="P20">}</text:p>
      <text:p text:style-name="P20">.user-css .btn-info, .user-css-extended .btn-info, .user-css .label-info, .user-css .badge-info { </text:p>
      <text:p text:style-name="P20"><text:tab/>background: var(--aurora-info);</text:p>
      <text:p text:style-name="P20">}</text:p>
      <text:p text:style-name="P20">.user-css .btn-warning, .user-css .label-warning, .user-css .badge-warning { </text:p>
      <text:p text:style-name="P20"><text:tab/>background: var(--aurora-warning);</text:p>
      <text:p text:style-name="P20">}</text:p>
      <text:p text:style-name="P20">.user-css .btn-danger, .user-css-extended .btn-danger, .user-css .label-danger, .user-css .badge-danger, .user-css-map-sidebar .badge-danger { </text:p>
      <text:p text:style-name="P20"><text:tab/>background: var(--aurora-danger);</text:p>
      <text:p text:style-name="P20">}</text:p>
      <text:p text:style-name="P20">.user-css .btn-danger:hover, .user-css-extended .btn-danger:hover{</text:p>
      <text:p text:style-name="P20"><text:tab/>background: var(--aurora-9);</text:p>
      <text:p text:style-name="P20">}</text:p>
      <text:p text:style-name="P20">.user-css .btn-link, .user-css-extended .btn-link, .user-css .badge-link { </text:p>
      <text:p text:style-name="P20"><text:tab/>color: var(--aurora-link-text); background: var(--aurora-link);</text:p>
      <text:p text:style-name="P20">}</text:p>
      <text:p text:style-name="P20"/>
      <text:p text:style-name="P20">.user-css .btn-default:active { <text:tab/></text:p>
      <text:p text:style-name="P20"><text:tab/>background-color: var(--aurora-wt); }</text:p>
      <text:p text:style-name="P20">.user-css .btn-primary:active { <text:tab/></text:p>
      <text:p text:style-name="P20"><text:tab/>background-color: var(--aurora-8t); }</text:p>
      <text:p text:style-name="P20">.user-css .btn-success:active { </text:p>
      <text:p text:style-name="P20"><text:tab/><text:tab/>background-color: var(--aurora-5t) !important; }</text:p>
      <text:p text:style-name="P20">.user-css .btn-info:active { </text:p>
      <text:p text:style-name="P20"><text:tab/><text:tab/>background-color: var(--aurora-3t); }</text:p>
      <text:p text:style-name="P20"><text:soft-page-break/>.user-css .btn-warning:active { </text:p>
      <text:p text:style-name="P20"><text:tab/><text:tab/>background-color: var(--aurora-ft); }</text:p>
      <text:p text:style-name="P20">.user-css .btn-danger:active { </text:p>
      <text:p text:style-name="P20"><text:tab/><text:tab/>background-color: var(--aurora-9t); }</text:p>
      <text:p text:style-name="P20">.user-css .btn-link:active { background-color: var(--aurora-7t); }</text:p>
      <text:p text:style-name="P20"/>
      <text:p text:style-name="P20">.user-css .breadcrumb {</text:p>
      <text:p text:style-name="P20"><text:s text:c="4"/>padding: var(--cont-pad-sm) var(--cont-pad-med);</text:p>
      <text:p text:style-name="P20"><text:s text:c="4"/>margin-bottom: var(--cont-pad);</text:p>
      <text:p text:style-name="P20"><text:s text:c="4"/>list-style: none;</text:p>
      <text:p text:style-name="P20"><text:s text:c="4"/>background-color: var(--aurora-link);</text:p>
      <text:p text:style-name="P20"><text:s text:c="4"/>border-radius: var(--cont-rad);</text:p>
      <text:p text:style-name="P20"><text:tab/>border-right: none;</text:p>
      <text:p text:style-name="P20"><text:tab/>border-left: none;</text:p>
      <text:p text:style-name="P20"><text:s text:c="4"/>border-top: var(--border-thin) solid var(--aurora-7l);</text:p>
      <text:p text:style-name="P20"><text:tab/>border-bottom: var(--border-thin) solid var(--aurora-7l);</text:p>
      <text:p text:style-name="P20">}</text:p>
      <text:p text:style-name="P20"/>
      <text:p text:style-name="P20">.user-css .progress {</text:p>
      <text:p text:style-name="P20"><text:tab/>background-color: var(--aurora-wl);</text:p>
      <text:p text:style-name="P20"><text:tab/>border-radius: var(--cont-rad);</text:p>
      <text:p text:style-name="P20">}</text:p>
      <text:p text:style-name="P20">.user-css .progress-bar {</text:p>
      <text:p text:style-name="P20"><text:tab/>background-color: var(--aurora-7);</text:p>
      <text:p text:style-name="P20"><text:tab/>color: var(--aurora-wl);</text:p>
      <text:p text:style-name="P20">}</text:p>
      <text:p text:style-name="P20">.user-css .progress-bar-success {</text:p>
      <text:p text:style-name="P20"><text:tab/>background-color: var(--aurora-success);</text:p>
      <text:p text:style-name="P20">}</text:p>
      <text:p text:style-name="P20">.user-css .progress-bar-info {</text:p>
      <text:p text:style-name="P20"><text:tab/>background-color: var(--aurora-info);</text:p>
      <text:p text:style-name="P20">}</text:p>
      <text:p text:style-name="P20">.user-css .progress-bar-warning {</text:p>
      <text:p text:style-name="P20"><text:tab/>background-color: var(--aurora-warning);</text:p>
      <text:p text:style-name="P20">}</text:p>
      <text:p text:style-name="P20">.user-css .progress-bar-danger {</text:p>
      <text:p text:style-name="P20"><text:tab/>background-color: var(--aurora-danger);</text:p>
      <text:p text:style-name="P20">}</text:p>
      <text:p text:style-name="P20"/>
      <text:p text:style-name="P20">.user-css .panel {</text:p>
      <text:p text:style-name="P20"><text:tab/>background-color: var(--aurora-clear);</text:p>
      <text:p text:style-name="P20"><text:tab/>color: var(--aurora-text);</text:p>
      <text:p text:style-name="P20"><text:tab/>padding: 0;</text:p>
      <text:p text:style-name="P20"><text:tab/>border-radius: var(--cont-rad);</text:p>
      <text:p text:style-name="P20"><text:tab/>margin-top: var(--cont-pad-med);</text:p>
      <text:p text:style-name="P20"><text:tab/>margin-bottom: var(--cont-pad-med);</text:p>
      <text:p text:style-name="P20">}</text:p>
      <text:p text:style-name="P20"/>
      <text:p text:style-name="P20">.user-css .panel-group {</text:p>
      <text:p text:style-name="P20"><text:soft-page-break/><text:tab/>background-color: var(--aurora-clear);</text:p>
      <text:p text:style-name="P20"><text:tab/>color: var(--aurora-text);</text:p>
      <text:p text:style-name="P20">}</text:p>
      <text:p text:style-name="P20"/>
      <text:p text:style-name="P20"/>
      <text:p text:style-name="P20">.user-css .panel { border-radius: var(--cont-rad); }</text:p>
      <text:p text:style-name="P20"/>
      <text:p text:style-name="P20">.user-css .panel-heading, .user-css-extended .panel-heading {</text:p>
      <text:p text:style-name="P20"><text:tab/>background-color: var(--aurora-w);</text:p>
      <text:p text:style-name="P20"><text:tab/>color: var(--aurora-night);</text:p>
      <text:p text:style-name="P20"><text:tab/>border-top-right-radius: var(--cont-rad) !important;</text:p>
      <text:p text:style-name="P20"><text:tab/>border-top-left-radius: var(--cont-rad) !important;</text:p>
      <text:p text:style-name="P20">}</text:p>
      <text:p text:style-name="P20">.user-css-extended .panel-heading h3 {</text:p>
      <text:p text:style-name="P20"><text:tab/>color: var(--aurora-text); </text:p>
      <text:p text:style-name="P20"><text:tab/>letter-spacing: var(--letter-space);</text:p>
      <text:p text:style-name="P20"><text:tab/>text-transform: uppercase;</text:p>
      <text:p text:style-name="P20"><text:tab/>font-family: var(--font-5);</text:p>
      <text:p text:style-name="P20">}</text:p>
      <text:p text:style-name="P20">.user-css-extended .panel-default .panel-heading small {color: var(--aurora-text); }</text:p>
      <text:p text:style-name="P20">.user-css [class*=panel-foote], .user-css .statblock [class*=panel-foote]{</text:p>
      <text:p text:style-name="P20"><text:tab/>background-color: var(--aurora-default);</text:p>
      <text:p text:style-name="P20"><text:tab/>color: var(--aurora-textd);</text:p>
      <text:p text:style-name="P20"><text:tab/>padding: var(--cont-pad-sm);</text:p>
      <text:p text:style-name="P20"><text:s text:c="4"/>border: none;</text:p>
      <text:p text:style-name="P20"><text:tab/>border-bottom-right-radius: var(--cont-rad);</text:p>
      <text:p text:style-name="P20"><text:tab/>border-bottom-left-radius: var(--cont-rad);</text:p>
      <text:p text:style-name="P20">}</text:p>
      <text:p text:style-name="P20">.user-css .panel-default, .user-css .panel-default <text:s/>{</text:p>
      <text:p text:style-name="P20"><text:tab/>background-color: var(--aurora-clear);</text:p>
      <text:p text:style-name="P20"><text:tab/>color: var(--aurora-textd); </text:p>
      <text:p text:style-name="P20">}</text:p>
      <text:p text:style-name="P20">.user-css-extended .panel-default {</text:p>
      <text:p text:style-name="P20"><text:tab/>background-color: var(--aurora-wt);</text:p>
      <text:p text:style-name="P20"><text:tab/>color: var(--aurora-text);</text:p>
      <text:p text:style-name="P20">}</text:p>
      <text:p text:style-name="P20">.user-css [class*=panel-bod] {</text:p>
      <text:p text:style-name="P20"><text:tab/>background-color: var(--aurora-6d);</text:p>
      <text:p text:style-name="P20"><text:tab/>color: var(--aurora-text);</text:p>
      <text:p text:style-name="P20"><text:tab/>padding: var(--cont-pad-sm);</text:p>
      <text:p text:style-name="P20"><text:s text:c="4"/>border-radius: var(--cont-rad);</text:p>
      <text:p text:style-name="P20">}</text:p>
      <text:p text:style-name="P20"/>
      <text:p text:style-name="P20"/>
      <text:p text:style-name="P20">/* ------------ PANEL Side bar ----- */</text:p>
      <text:p text:style-name="P20">.user-css .col-md-4 .panel-default {</text:p>
      <text:p text:style-name="P20"><text:tab/>background: var(--aurora-6d);</text:p>
      <text:p text:style-name="P20"><text:tab/>color: var(--aurora-text);</text:p>
      <text:p text:style-name="P20"><text:tab/>border-radius: var(--cont-rad);</text:p>
      <text:p text:style-name="P20"><text:soft-page-break/>}</text:p>
      <text:p text:style-name="P20"/>
      <text:p text:style-name="P20">/* panel-bodies after a heading should not have rounded corners */</text:p>
      <text:p text:style-name="P20">.user-css .panel-heading ~ [class*=panel-bod] {</text:p>
      <text:p text:style-name="P20"><text:tab/><text:tab/>border-radius: 0 !important;</text:p>
      <text:p text:style-name="P20">}</text:p>
      <text:p text:style-name="P20"/>
      <text:p text:style-name="P20">.user-css .panel-success {</text:p>
      <text:p text:style-name="P20"><text:tab/>background-color: var(--aurora-success);</text:p>
      <text:p text:style-name="P20"><text:tab/>color: var(--aurora-text);</text:p>
      <text:p text:style-name="P20">}</text:p>
      <text:p text:style-name="P20">.user-css .panel-info {</text:p>
      <text:p text:style-name="P20"><text:tab/>background-color: var(--aurora-info);</text:p>
      <text:p text:style-name="P20"><text:tab/>color: var(--aurora-text);</text:p>
      <text:p text:style-name="P20">}</text:p>
      <text:p text:style-name="P20">.user-css .panel-warning {</text:p>
      <text:p text:style-name="P20"><text:tab/>background-color: var(--aurora-warning);</text:p>
      <text:p text:style-name="P20"><text:tab/>color: var(--aurora-text);</text:p>
      <text:p text:style-name="P20">}</text:p>
      <text:p text:style-name="P20">.user-css .panel-danger {</text:p>
      <text:p text:style-name="P20"><text:tab/>background-color: var(--aurora-danger);</text:p>
      <text:p text:style-name="P20"><text:tab/>color: var(--aurora-text);</text:p>
      <text:p text:style-name="P20">}</text:p>
      <text:p text:style-name="P20"/>
      <text:p text:style-name="P20"/>
      <text:p text:style-name="P20">.user-css .list-group-item:first-of-type {</text:p>
      <text:p text:style-name="P20"><text:tab/>border-top-right-radius: var(--cont-rad);</text:p>
      <text:p text:style-name="P20"><text:tab/>border-top-left-radius: var(--cont-rad);</text:p>
      <text:p text:style-name="P20"><text:tab/>border-top: var(--border-thin) solid var(--aurora-wtb);</text:p>
      <text:p text:style-name="P20">}</text:p>
      <text:p text:style-name="P20">.user-css .list-group-item:last-of-type {</text:p>
      <text:p text:style-name="P20"><text:tab/>border-bottom-right-radius: var(--cont-rad);</text:p>
      <text:p text:style-name="P20"><text:tab/>border-bottom-left-radius: var(--cont-rad);</text:p>
      <text:p text:style-name="P20"><text:tab/>border-bottom: var(--border-thin) solid var(--aurora-wtb);</text:p>
      <text:p text:style-name="P20">}</text:p>
      <text:p text:style-name="P20">.user-css .list-group-item {</text:p>
      <text:p text:style-name="P20"><text:tab/>background-color: var(--aurora-wtb);</text:p>
      <text:p text:style-name="P20"><text:tab/>color: var(--aurora-textd);</text:p>
      <text:p text:style-name="P20"><text:tab/>border: 0;</text:p>
      <text:p text:style-name="P20">}</text:p>
      <text:p text:style-name="P20">.user-css .list-group-item.active {</text:p>
      <text:p text:style-name="P20"><text:tab/>background-color: var(--aurora-nightt);</text:p>
      <text:p text:style-name="P20"><text:tab/>color: var(--aurora-text);</text:p>
      <text:p text:style-name="P20"><text:tab/>font-family: var(--font-5);</text:p>
      <text:p text:style-name="P20">}</text:p>
      <text:p text:style-name="P20">.user-css .list-group-success {</text:p>
      <text:p text:style-name="P20"><text:tab/>background-color: var(--aurora-success);</text:p>
      <text:p text:style-name="P20"><text:tab/>color: var(--aurora-text);</text:p>
      <text:p text:style-name="P20">}</text:p>
      <text:p text:style-name="P20"><text:soft-page-break/>.user-css .list-group-info {</text:p>
      <text:p text:style-name="P20"><text:tab/>background-color: var(--aurora-info);</text:p>
      <text:p text:style-name="P20"><text:tab/>color: var(--aurora-text);</text:p>
      <text:p text:style-name="P20">}</text:p>
      <text:p text:style-name="P20">.user-css .list-group-warning {</text:p>
      <text:p text:style-name="P20"><text:tab/>background-color: var(--aurora-warning);</text:p>
      <text:p text:style-name="P20"><text:tab/>color: var(--aurora-text);</text:p>
      <text:p text:style-name="P20">}</text:p>
      <text:p text:style-name="P20">.user-css .list-group-danger {</text:p>
      <text:p text:style-name="P20"><text:tab/>background-color: var(--aurora-danger);</text:p>
      <text:p text:style-name="P20"><text:tab/>color: var(--aurora-text);</text:p>
      <text:p text:style-name="P20">}</text:p>
      <text:p text:style-name="P20"/>
      <text:p text:style-name="P20">.user-css .nav-tabs, .user-css-extended .nav-tabs {</text:p>
      <text:p text:style-name="P20"><text:tab/>margin-left: 5px;</text:p>
      <text:p text:style-name="P20"><text:tab/>margin-right: 5px;</text:p>
      <text:p text:style-name="P20">}</text:p>
      <text:p text:style-name="P20">.user-css .nav-tabs li a, .user-css-extended .nav-tabs li a{</text:p>
      <text:p text:style-name="P20"><text:tab/>border-top-right-radius: var(--cont-rad);</text:p>
      <text:p text:style-name="P20"><text:tab/>border-top-left-radius: var(--cont-rad);</text:p>
      <text:p text:style-name="P20"><text:tab/>border: var(--border-thin) solid var(--aurora-wtb);</text:p>
      <text:p text:style-name="P20"><text:tab/>font-family: var(--font-5);</text:p>
      <text:p text:style-name="P20"><text:tab/>background-color: var(--aurora-nightt2);</text:p>
      <text:p text:style-name="P20"><text:tab/>color: var(--aurora-text);</text:p>
      <text:p text:style-name="P20"><text:tab/>font-size: var(--fsize-text);</text:p>
      <text:p text:style-name="P20"><text:tab/>letter-spacing: var(--letter-space);</text:p>
      <text:p text:style-name="P20"><text:tab/>margin-top: 5px;</text:p>
      <text:p text:style-name="P20">}</text:p>
      <text:p text:style-name="P20"/>
      <text:p text:style-name="P20">.user-css .nav-tabs li.active a, .user-css .nav-tabs li.active a:hover, .user-css .nav-tabs li.active a:focus, .user-css-extended .nav-tabs li.active a, .user-css .nav-tabs li.active a:hover, .user-css .nav-tabs li.active a:focus {</text:p>
      <text:p text:style-name="P20"><text:tab/>border-top-right-radius: var(--cont-rad);</text:p>
      <text:p text:style-name="P20"><text:tab/>border-top-left-radius: var(--cont-rad);</text:p>
      <text:p text:style-name="P20"><text:tab/>background-color: var(--aurora-8t);</text:p>
      <text:p text:style-name="P20"><text:tab/>font-family: var(--font-5);</text:p>
      <text:p text:style-name="P20"><text:tab/>color: var(--aurora-text);</text:p>
      <text:p text:style-name="P20"><text:tab/>border: var(--border-thin) solid var(--aurora-wtb);</text:p>
      <text:p text:style-name="P20"><text:tab/>font-size: var(--fsize-text);</text:p>
      <text:p text:style-name="P20"><text:tab/>letter-spacing: var(--letter-space);</text:p>
      <text:p text:style-name="P20"><text:tab/></text:p>
      <text:p text:style-name="P20">}</text:p>
      <text:p text:style-name="P20"/>
      <text:p text:style-name="P20"/>
      <text:p text:style-name="P20">.user-css .nav-pills li a{</text:p>
      <text:p text:style-name="P20"><text:tab/>border-radius: var(--cont-rad);</text:p>
      <text:p text:style-name="P20"><text:tab/>border: var(--border-thin) solid var(--aurora-wt);</text:p>
      <text:p text:style-name="P20"><text:tab/>font-family: var(--font-5);</text:p>
      <text:p text:style-name="P20"><text:tab/>background-color: var(--aurora-8t);</text:p>
      <text:p text:style-name="P20"><text:soft-page-break/><text:tab/>color: var(--aurora-text);</text:p>
      <text:p text:style-name="P20"><text:tab/>font-size: var(--fsize-text);</text:p>
      <text:p text:style-name="P20"><text:tab/>letter-spacing: var(--letter-space);</text:p>
      <text:p text:style-name="P20">}</text:p>
      <text:p text:style-name="P20"/>
      <text:p text:style-name="P20">.user-css .nav-pills li a:active{</text:p>
      <text:p text:style-name="P20"><text:tab/>border-radius: var(--cont-rad);</text:p>
      <text:p text:style-name="P20"><text:tab/>border: var(--border-thin) solid var(--aurora-wtb);</text:p>
      <text:p text:style-name="P20"><text:tab/>font-family: var(--font-5);</text:p>
      <text:p text:style-name="P20"><text:tab/>background-color: var(--aurora-8d);</text:p>
      <text:p text:style-name="P20"><text:tab/>color: var(--aurora-text);</text:p>
      <text:p text:style-name="P20"><text:tab/>font-size: var(--fsize-text);</text:p>
      <text:p text:style-name="P20"><text:tab/>letter-spacing: var(--letter-space);</text:p>
      <text:p text:style-name="P20">}</text:p>
      <text:p text:style-name="P20"/>
      <text:p text:style-name="P20">.user-css .navbar {</text:p>
      <text:p text:style-name="P20"><text:tab/>border-radius: var(--cont-rad) !important;</text:p>
      <text:p text:style-name="P20"><text:tab/>border: var(--border-thin) solid var(--aurora-wt);</text:p>
      <text:p text:style-name="P20"><text:tab/>font-family: var(--font-5);</text:p>
      <text:p text:style-name="P20"><text:tab/>background-color: var(--aurora-7t);</text:p>
      <text:p text:style-name="P20"><text:tab/>color: var(--aurora-text);</text:p>
      <text:p text:style-name="P20"><text:tab/>font-size: var(--fsize-big);</text:p>
      <text:p text:style-name="P20"><text:tab/>letter-spacing: var(--letter-space);</text:p>
      <text:p text:style-name="P20"><text:tab/>padding: var(--cont-pad);</text:p>
      <text:p text:style-name="P20">}</text:p>
      <text:p text:style-name="P20"/>
      <text:p text:style-name="P20">.user-css .navbar .navbar-nav, .user-css .navbar .navbar-nav a {</text:p>
      <text:p text:style-name="P20"><text:tab/>font-family: var(--font-3);</text:p>
      <text:p text:style-name="P20"><text:tab/>color: var(--aurora-text);</text:p>
      <text:p text:style-name="P20"><text:tab/>font-size: var(--fsize-text);</text:p>
      <text:p text:style-name="P20">}</text:p>
      <text:p text:style-name="P20"/>
      <text:p text:style-name="P20">.user-css .navbar .navbar-nav a:active {</text:p>
      <text:p text:style-name="P20"><text:tab/>color: var(--aurora-link-text);</text:p>
      <text:p text:style-name="P23">}</text:p>
      <text:p text:style-name="P23"/>
      <text:p text:style-name="P12">/<text:span text:style-name="T3">*</text:span><text:span text:style-name="T4">WORLD HOMEPAGE</text:span><text:span text:style-name="T3">*/</text:span></text:p>
      <text:p text:style-name="P12"/>
      <text:p text:style-name="P12">.user-css.page-world-homepage {</text:p>
      <text:p text:style-name="P22"/>
      <text:p text:style-name="P15"/>
      <text:p text:style-name="P16">/<text:span text:style-name="T11">*BOOKCOVER-CSS*/</text:span></text:p>
      <text:p text:style-name="P16">/<text:span text:style-name="T11">*</text:span>.user-css .bookcover a {</text:p>
      <text:p text:style-name="P16"><text:s text:c="4"/>color: black;</text:p>
      <text:p text:style-name="P6"><text:span text:style-name="T15">background: </text:span>[img:4135247];</text:p>
      <text:p text:style-name="P16">}</text:p>
      <text:p text:style-name="P16">.user-css .bookcover a,</text:p>
      <text:p text:style-name="P16">.user-css .bookcover a:hover {</text:p>
      <text:p text:style-name="P16"><text:s text:c="4"/>text-decoration: none;</text:p>
      <text:p text:style-name="P16"><text:soft-page-break/>}</text:p>
      <text:p text:style-name="P16">.user-css .bookcover a:hover img {</text:p>
      <text:p text:style-name="P16"><text:s text:c="4"/>opacity: 0.35;</text:p>
      <text:p text:style-name="P16">}</text:p>
      <text:p text:style-name="P16">.user-css .bookcover a img {</text:p>
      <text:p text:style-name="P16"><text:s text:c="4"/>transition: opacity 0.25s linear;</text:p>
      <text:p text:style-name="P16">}</text:p>
      <text:p text:style-name="P16">.bookcover .excerpt {</text:p>
      <text:p text:style-name="P16"><text:s text:c="4"/>display: none;</text:p>
      <text:p text:style-name="P16">}</text:p>
      <text:p text:style-name="P16">.bookcover a:hover .excerpt {</text:p>
      <text:p text:style-name="P16"><text:s text:c="4"/>display: block;</text:p>
      <text:p text:style-name="P16"><text:s text:c="4"/>position: <text:span text:style-name="T11">relative</text:span>;</text:p>
      <text:p text:style-name="P16"><text:s text:c="4"/>top: 10%;</text:p>
      <text:p text:style-name="P16"><text:s text:c="4"/>width: 200px;</text:p>
      <text:p text:style-name="P16"><text:s text:c="4"/>left: 50px;</text:p>
      <text:p text:style-name="P16"><text:s text:c="4"/>color: white;</text:p>
      <text:p text:style-name="P16"><text:s text:c="4"/>text-align: <text:span text:style-name="T12">left</text:span>;</text:p>
      <text:p text:style-name="P16">}</text:p>
      <text:p text:style-name="P16"/>
      <text:p text:style-name="P16">.user-css .bookcover a .booktitle {</text:p>
      <text:p text:style-name="P16"><text:s text:c="4"/>position: <text:span text:style-name="T11">relative</text:span>;</text:p>
      <text:p text:style-name="P16"><text:s text:c="4"/>left: 0;</text:p>
      <text:p text:style-name="P16"><text:s text:c="4"/>top: 75%;</text:p>
      <text:p text:style-name="P16"><text:s text:c="4"/>background-color: white;</text:p>
      <text:p text:style-name="P16"><text:s text:c="4"/>padding: 10px;</text:p>
      <text:p text:style-name="P16"><text:s text:c="4"/>text-transform: uppercase;</text:p>
      <text:p text:style-name="P16"><text:s text:c="4"/>font-weight: bold;</text:p>
      <text:p text:style-name="P16"><text:s text:c="4"/>max-width: 200px;</text:p>
      <text:p text:style-name="P16"><text:s text:c="4"/>text-align: left;</text:p>
      <text:p text:style-name="P16">}</text:p>
      <text:p text:style-name="P16">.user-css .bookcover a:hover .booktitle {</text:p>
      <text:p text:style-name="P16"><text:s text:c="4"/>background-color: #962626;</text:p>
      <text:p text:style-name="P16"><text:s text:c="4"/>color: white;</text:p>
      <text:p text:style-name="P16">}</text:p>
      <text:p text:style-name="P16"/>
      <text:p text:style-name="P16">/<text:span text:style-name="T11">*BOOKCOVER-</text:span><text:span text:style-name="T23">C</text:span><text:span text:style-name="T11">S</text:span><text:span text:style-name="T23">S</text:span><text:span text:style-name="T11">*/</text:span></text:p>
      <text:p text:style-name="P16"/>
      <text:p text:style-name="P16">/<text:span text:style-name="T24">*HIDE-WORLD-CODEX*/</text:span></text:p>
      <text:p text:style-name="P16">.user-css .world-content .world-menu {</text:p>
      <text:p text:style-name="P16"><text:tab/>display: none;</text:p>
      <text:p text:style-name="P16">}</text:p>
      <text:p text:style-name="P16">/<text:span text:style-name="T25">*HIDE-WIDGET*/</text:span></text:p>
      <text:p text:style-name="P16">.user-css .world-content .widget-community {</text:p>
      <text:p text:style-name="P16"><text:tab/>display: none;</text:p>
      <text:p text:style-name="P16">}</text:p>
      <text:p text:style-name="P16"/>
      <text:p text:style-name="P16">/<text:span text:style-name="T11">*WORLD BOOKCASE*/</text:span></text:p>
      <text:p text:style-name="P16"><text:soft-page-break/>/<text:span text:style-name="T3">*this splits the world bookcase into three seperate columns: left, justify, right. </text:span><text:span text:style-name="T7">The center container holds a tab box</text:span><text:span text:style-name="T3">*/</text:span></text:p>
      <text:p text:style-name="P16"/>
      <text:p text:style-name="P7">[row] [container:col-md-3] [h2]Header <text:span text:style-name="T7">(left)</text:span> 1[/h2][hr] Vi<text:span text:style-name="T25">R</text:span>al <text:span text:style-name="T25">EGG</text:span> Info [/container] [container:col-md-6] [h2]Header<text:span text:style-name="T7">(mid)</text:span> 2-<text:span text:style-name="T7">JSTABS</text:span>[/h2][hr]</text:p>
      <text:p text:style-name="P7"/>
      <text:p text:style-name="P7">/*===<text:span text:style-name="T10">[uppercase]</text:span>BBCodes for JS-tabs<text:span text:style-name="T10">[/uppercase]</text:span>===*/</text:p>
      <text:p text:style-name="P7">[container:tabholder]</text:p>
      <text:p text:style-name="P7">[spoiler]|Tab 1[/spoiler]</text:p>
      <text:p text:style-name="P7">[spoiler]|Tab 2[/spoiler]</text:p>
      <text:p text:style-name="P7">[spoiler]|Tab 3[/spoiler]</text:p>
      <text:p text:style-name="P7">[spoiler]|Tab 4[/spoiler]</text:p>
      <text:p text:style-name="P7">[spoiler]|Tab 5[/spoiler]</text:p>
      <text:p text:style-name="P7">[spoiler]|Tab 6[/spoiler]</text:p>
      <text:p text:style-name="P7">[container:tab1]</text:p>
      <text:p text:style-name="P7"/>
      <text:p text:style-name="P7">[img:4135247]</text:p>
      <text:p text:style-name="P7"/>
      <text:p text:style-name="P7">[/container]</text:p>
      <text:p text:style-name="P7">[container:tab2]</text:p>
      <text:p text:style-name="P7"/>
      <text:p text:style-name="P7">-tab 2 content goes here-</text:p>
      <text:p text:style-name="P7"/>
      <text:p text:style-name="P7">[/container]</text:p>
      <text:p text:style-name="P7">[container:tab3]</text:p>
      <text:p text:style-name="P7"/>
      <text:p text:style-name="P7">-tab 3 content goes here-</text:p>
      <text:p text:style-name="P7"/>
      <text:p text:style-name="P7">[/container]</text:p>
      <text:p text:style-name="P7">[container:tab4]</text:p>
      <text:p text:style-name="P7"/>
      <text:p text:style-name="P7">-tab 4 content goes here-</text:p>
      <text:p text:style-name="P7"/>
      <text:p text:style-name="P7">[/container]</text:p>
      <text:p text:style-name="P7">[container:tab5]</text:p>
      <text:p text:style-name="P7"/>
      <text:p text:style-name="P7">-tab 5 content goes here-</text:p>
      <text:p text:style-name="P7"/>
      <text:p text:style-name="P7">[/container]</text:p>
      <text:p text:style-name="P7">[container:tab6]</text:p>
      <text:p text:style-name="P7"/>
      <text:p text:style-name="P7">-tab 6 content goes here-</text:p>
      <text:p text:style-name="P7"/>
      <text:p text:style-name="P7">[/container]</text:p>
      <text:p text:style-name="P7">[container:blanktab]</text:p>
      <text:p text:style-name="P7"/>
      <text:p text:style-name="P7">-this is where you put the content that shows before any tabs are selected-</text:p>
      <text:p text:style-name="P7"/>
      <text:p text:style-name="P7">[/container]</text:p>
      <text:p text:style-name="P7"><text:soft-page-break/>[/container]*/</text:p>
      <text:p text:style-name="P7"/>
      <text:p text:style-name="P7">/*===BBCodes for JS-tabs===*/</text:p>
      <text:p text:style-name="P7"/>
      <text:p text:style-name="P7">/*===Custom JS-tabs click anim===*/</text:p>
      <text:p text:style-name="P7">.<text:span text:style-name="T13">user-css {</text:span></text:p>
      <text:p text:style-name="P7">animation: tab-go-wiggle-wiggle 1.75s cubic-bezier(0.11, 0, 0.5, 0) 0s 1 reverse forwards;</text:p>
      <text:p text:style-name="P7">@keyframes tab-go-wiggle-wiggle {</text:p>
      <text:p text:style-name="P7">0% {</text:p>
      <text:p text:style-name="P7">transform: scale3d(1, 1, 1);</text:p>
      <text:p text:style-name="P7">}</text:p>
      <text:p text:style-name="P7"/>
      <text:p text:style-name="P7">30% {</text:p>
      <text:p text:style-name="P7">transform: scale3d(0.75, 1.25, 1);</text:p>
      <text:p text:style-name="P7">}</text:p>
      <text:p text:style-name="P7"/>
      <text:p text:style-name="P7">40% {</text:p>
      <text:p text:style-name="P7">transform: scale3d(1.25, 0.75, 1);</text:p>
      <text:p text:style-name="P7">}</text:p>
      <text:p text:style-name="P7"/>
      <text:p text:style-name="P7">50% {</text:p>
      <text:p text:style-name="P7">transform: scale3d(0.85, 1.15, 1);</text:p>
      <text:p text:style-name="P7">}</text:p>
      <text:p text:style-name="P7"/>
      <text:p text:style-name="P7">65% {</text:p>
      <text:p text:style-name="P7">transform: scale3d(1.05, 0.95, 1);</text:p>
      <text:p text:style-name="P7">}</text:p>
      <text:p text:style-name="P7"/>
      <text:p text:style-name="P7">75% {</text:p>
      <text:p text:style-name="P7">transform: scale3d(0.95, 1.05, 1);</text:p>
      <text:p text:style-name="P7">}</text:p>
      <text:p text:style-name="P7"/>
      <text:p text:style-name="P7">100% {</text:p>
      <text:p text:style-name="P7">transform: scale3d(1, 1, 1);</text:p>
      <text:p text:style-name="P7">}</text:p>
      <text:p text:style-name="P7">/*===the tab===*/</text:p>
      <text:p text:style-name="P7">background: #000000;</text:p>
      <text:p text:style-name="P7">background-img-size: -50%;</text:p>
      <text:p text:style-name="P7">background-image:</text:p>
      <text:p text:style-name="P7">src: url(https://www.worldanvil.com/uploads/images/a7a295bdb544ca98aaec38245c5b3c65.png;</text:p>
      <text:p text:style-name="P7">position: absolute;</text:p>
      <text:p text:style-name="P7">padding-box;</text:p>
      <text:p text:style-name="P7">resize: both;</text:p>
      <text:p text:style-name="P7">box-shadow: 10px 10px 10px 1px #000000 inset, 12px 12px 10px 1px #000;</text:p>
      <text:p text:style-name="P7">overflow: auto;</text:p>
      <text:p text:style-name="P8">} [/container] [container:col-md-3] [h2]Header <text:span text:style-name="T7">(right) </text:span>3[/h2][hr] [] [/container] [/row]</text:p>
      <text:p text:style-name="P8"><text:span text:style-name="T8">}</text:span></text:p>
      <text:p text:style-name="P8"><text:s/></text:p>
      <text:p text:style-name="P12"/>
      <text:p text:style-name="P12"><text:soft-page-break/>/*WORLD-HEADING-<text:span text:style-name="T13">STYLES</text:span>*/</text:p>
      <text:p text:style-name="P12"/>
      <text:p text:style-name="P12">/*<text:span text:style-name="T27">World-</text:span>Title*/</text:p>
      <text:p text:style-name="P12">.user-css .heading h1.world-title {</text:p>
      <text:p text:style-name="P12"><text:s text:c="2"/>font-family: <text:span text:style-name="T2">Sigmar One</text:span>, <text:span text:style-name="T2">cursive</text:span>;</text:p>
      <text:p text:style-name="P12"><text:s text:c="2"/>font-weight: <text:span text:style-name="T2">4</text:span>00;</text:p>
      <text:p text:style-name="P12"><text:s text:c="2"/>font-size: 42px;</text:p>
      <text:p text:style-name="P12"><text:s text:c="2"/>padding-top: 10px;</text:p>
      <text:p text:style-name="P12"><text:s text:c="2"/>padding-bottom: 15px;</text:p>
      <text:p text:style-name="P12">.user-css .perspective {</text:p>
      <text:p text:style-name="P12">perspective: 143px;</text:p>
      <text:p text:style-name="P12">transform: rotateX(25deg) rotateY(1deg);</text:p>
      <text:p text:style-name="P12">transform-style: preserve-3d;</text:p>
      <text:p text:style-name="P12">overflow: auto;</text:p>
      <text:p text:style-name="P12">}</text:p>
      <text:p text:style-name="P12">/*Subtitle*/</text:p>
      <text:p text:style-name="P12">.user-css h1 .world-subtitle small {</text:p>
      <text:p text:style-name="P12"><text:s text:c="3"/>font-size: 20px;</text:p>
      <text:p text:style-name="P24">font-family: <text:span text:style-name="T3">Sigmar One, cursive</text:span>;</text:p>
      <text:p text:style-name="P12">}</text:p>
      <text:p text:style-name="P12">/*Current Date*/</text:p>
      <text:p text:style-name="P12">.user-css h3.world-currentDate {</text:p>
      <text:p text:style-name="P12"><text:s text:c="2"/>font-style: oblique;</text:p>
      <text:p text:style-name="P12"><text:s text:c="2"/>font-size: 18px;</text:p>
      <text:p text:style-name="P24">font-family: Macondo, cursive;</text:p>
      <text:p text:style-name="P12"><text:s text:c="2"/>margin-bottom: 20px;</text:p>
      <text:p text:style-name="P12">}</text:p>
      <text:p text:style-name="P12">/*Authors*/</text:p>
      <text:p text:style-name="P12">.user-css .world-authors {</text:p>
      <text:p text:style-name="P12"><text:s text:c="2"/>display: <text:span text:style-name="T7">false</text:span>;</text:p>
      <text:p text:style-name="P12">}</text:p>
      <text:p text:style-name="P12"/>
      <text:p text:style-name="P12"><text:s/></text:p>
      <text:p text:style-name="P12">.user-css .world-authors p {</text:p>
      <text:p text:style-name="P12"><text:s text:c="2"/>font-size: 10px;</text:p>
      <text:p text:style-name="P25">font-family: Libre Baskerville, serif</text:p>
      <text:p text:style-name="P12">}</text:p>
      <text:p text:style-name="P12"/>
      <text:p text:style-name="P12"><text:s/></text:p>
      <text:p text:style-name="P12">.user-css .world-authors .author-item {</text:p>
      <text:p text:style-name="P12"><text:s text:c="2"/>font-family: <text:span text:style-name="T2">Libre </text:span>Baskerville, serif;</text:p>
      <text:p text:style-name="P12"><text:s text:c="2"/>font-size: 16px;</text:p>
      <text:p text:style-name="P12"><text:s text:c="2"/>padding: 10px;</text:p>
      <text:p text:style-name="P12">}</text:p>
      <text:p text:style-name="P12"/>
      <text:p text:style-name="P12">/*Description*/</text:p>
      <text:p text:style-name="P12">.user-css .heading .subheading {</text:p>
      <text:p text:style-name="P12"><text:tab/>display: <text:span text:style-name="T7">false</text:span>;</text:p>
      <text:p text:style-name="P12">}</text:p>
      <text:p text:style-name="P12"><text:soft-page-break/></text:p>
      <text:p text:style-name="P12">/<text:span text:style-name="T3">*</text:span><text:span text:style-name="T6">WORLD-HEADING-</text:span><text:span text:style-name="T13">STYLES</text:span><text:span text:style-name="T3">*/</text:span></text:p>
      <text:p text:style-name="P12"/>
      <text:p text:style-name="P26">/<text:span text:style-name="T7">*</text:span><text:span text:style-name="T8">FOLLOWERS BOX</text:span><text:span text:style-name="T7">*/</text:span></text:p>
      <text:p text:style-name="P9">.user-css .followers-counter.m-b-20 {</text:p>
      <text:p text:style-name="P9">}</text:p>
      <text:p text:style-name="P9">.user-css .followers-counter .header-title {</text:p>
      <text:p text:style-name="P17"><text:span text:style-name="T17">}</text:span></text:p>
      <text:p text:style-name="P12">/<text:span text:style-name="T7">*</text:span><text:span text:style-name="T8">FOLLOWERS BOX</text:span><text:span text:style-name="T7">*/</text:span></text:p>
      <text:p text:style-name="P27"/>
      <text:p text:style-name="P27">/<text:span text:style-name="T19">*RSS-FEED*/</text:span></text:p>
      <text:p text:style-name="P27">.user-css a.world-share-rss-feed-link {</text:p>
      <text:p text:style-name="P27"><text:tab/>background: #<text:span text:style-name="T34">000;</text:span>;</text:p>
      <text:p text:style-name="P27"><text:tab/>border-color: #<text:span text:style-name="T34">000</text:span>;</text:p>
      <text:p text:style-name="P27"><text:tab/>color: #fff !important;</text:p>
      <text:p text:style-name="P27">}</text:p>
      <text:p text:style-name="P27">/<text:span text:style-name="T19">*RSS-FEED*/</text:span></text:p>
      <text:p text:style-name="P27"/>
      <text:p text:style-name="P27">/<text:span text:style-name="T18">*WORLD-EDITOR-BAR*/</text:span></text:p>
      <text:p text:style-name="P27">#world-editor-bar {</text:p>
      <text:p text:style-name="P27"><text:s text:c="2"/>display: flex !important;</text:p>
      <text:p text:style-name="P27">}</text:p>
      <text:p text:style-name="P27"><text:s/></text:p>
      <text:p text:style-name="P27"/>
      <text:p text:style-name="P27">#world-editor-bar .p-0 {</text:p>
      <text:p text:style-name="P27"><text:s text:c="2"/>display: flex ;</text:p>
      <text:p text:style-name="P27">}</text:p>
      <text:p text:style-name="P27"><text:s/></text:p>
      <text:p text:style-name="P27"/>
      <text:p text:style-name="P27"><text:s/>media only screen and (max-width: 600px) {</text:p>
      <text:p text:style-name="P27"><text:s text:c="2"/>#world-editor-bar .label,</text:p>
      <text:p text:style-name="P27"><text:s text:c="2"/>#world-editor-bar .btn,</text:p>
      <text:p text:style-name="P27"><text:s text:c="2"/>#world-editor-bar ul,</text:p>
      <text:p text:style-name="P27"><text:s text:c="2"/>#world-editor-bar li {</text:p>
      <text:p text:style-name="P27"><text:s text:c="2"/><text:tab/>background-color: transparent !important;</text:p>
      <text:p text:style-name="P27"><text:s text:c="2"/><text:tab/><text:tab/>border: none !important;</text:p>
      <text:p text:style-name="P27"><text:s text:c="2"/><text:tab/>font-size: .9em;</text:p>
      <text:p text:style-name="P27"><text:s text:c="2"/><text:tab/>height: 30px;</text:p>
      <text:p text:style-name="P27"><text:s text:c="2"/><text:tab/>line-height: 1.5;</text:p>
      <text:p text:style-name="P27"><text:s text:c="2"/><text:tab/>margin: 0px;</text:p>
      <text:p text:style-name="P27"><text:s text:c="2"/><text:tab/><text:tab/>padding: 0px;</text:p>
      <text:p text:style-name="P27"><text:tab/>}</text:p>
      <text:p text:style-name="P27">}</text:p>
      <text:p text:style-name="P27"><text:s/></text:p>
      <text:p text:style-name="P27"/>
      <text:p text:style-name="P27"><text:s/>media only screen and (max-width: 600px) {</text:p>
      <text:p text:style-name="P27"><text:s text:c="2"/>#world-editor-bar .fa {</text:p>
      <text:p text:style-name="P27"><text:s text:c="4"/>border: 1px solid white;</text:p>
      <text:p text:style-name="P27"><text:s text:c="4"/>border-radius: 20px;</text:p>
      <text:p text:style-name="P27"><text:soft-page-break/><text:s text:c="4"/>height: 30px;</text:p>
      <text:p text:style-name="P27"><text:s text:c="4"/>width: 30px;</text:p>
      <text:p text:style-name="P27"><text:s text:c="4"/>padding: 7px;</text:p>
      <text:p text:style-name="P27"><text:s text:c="4"/>margin: 5px;</text:p>
      <text:p text:style-name="P27"><text:s text:c="4"/>-webkit-text-stroke: .5px black;</text:p>
      <text:p text:style-name="P27"><text:s text:c="4"/>text-shadow: 1px 1px 3px black;</text:p>
      <text:p text:style-name="P27"><text:s text:c="2"/>}</text:p>
      <text:p text:style-name="P27">}</text:p>
      <text:p text:style-name="P27"><text:s/></text:p>
      <text:p text:style-name="P27"/>
      <text:p text:style-name="P27">span.world-edit-toggle.btn.btn-success.btn-xs.tooltipster.tooltipstered .fa-pencil {</text:p>
      <text:p text:style-name="P27"><text:s text:c="2"/>background-color: darkgreen !important;</text:p>
      <text:p text:style-name="P27">}</text:p>
      <text:p text:style-name="P27"><text:s/></text:p>
      <text:p text:style-name="P27"/>
      <text:p text:style-name="P27">span.world-edit-toggle.btn.btn-xs.tooltipster.tooltipstered.btn-danger .fa-pencil {</text:p>
      <text:p text:style-name="P27"><text:s text:c="2"/>background-color: darkred !important;</text:p>
      <text:p text:style-name="P27">}</text:p>
      <text:p text:style-name="P27"><text:s/></text:p>
      <text:p text:style-name="P27"/>
      <text:p text:style-name="P27">#world-editor-bar .fa-compass,</text:p>
      <text:p text:style-name="P27">#world-editor-bar .fa-lock {</text:p>
      <text:p text:style-name="P27"><text:s text:c="2"/>background-color: darkred;</text:p>
      <text:p text:style-name="P27">}</text:p>
      <text:p text:style-name="P27"><text:s/></text:p>
      <text:p text:style-name="P27"/>
      <text:p text:style-name="P27">#world-editor-bar .fa-star,</text:p>
      <text:p text:style-name="P27">#world-editor-bar .fa-lock-open {</text:p>
      <text:p text:style-name="P27"><text:s text:c="2"/>background-color: darkgreen;</text:p>
      <text:p text:style-name="P27">}</text:p>
      <text:p text:style-name="P27"><text:s/></text:p>
      <text:p text:style-name="P27"/>
      <text:p text:style-name="P27">#world-editor-bar .fa-wrench,</text:p>
      <text:p text:style-name="P27">#world-editor-bar .fa-dashboard,</text:p>
      <text:p text:style-name="P27">#world-editor-bar .fa-globe-stand {</text:p>
      <text:p text:style-name="P27"><text:s text:c="2"/>background-color: blue;</text:p>
      <text:p text:style-name="P27">}</text:p>
      <text:p text:style-name="P27">/<text:span text:style-name="T18">*WORLD-EDITOR-BAR*/</text:span></text:p>
      <text:p text:style-name="P27"/>
      <text:p text:style-name="P27">/<text:span text:style-name="T19">*SCROLLBAR*/</text:span></text:p>
      <text:p text:style-name="P27">.user-css ::-webkit-scrollbar,</text:p>
      <text:p text:style-name="P27">.user-css-extended ::-webkit-scrollbar {</text:p>
      <text:p text:style-name="P27">font-color: <text:span text:style-name="T20">#FF0032, </text:span><text:span text:style-name="T21">rgba(255, 0, 50)</text:span>; /<text:span text:style-name="T21">*magenta*/</text:span></text:p>
      <text:p text:style-name="P27">}</text:p>
      <text:p text:style-name="P27">.user-css ::-webkit-scrollbar-track,</text:p>
      <text:p text:style-name="P27">.user-css-extended ::-webkit-scrollbar-track {</text:p>
      <text:p text:style-name="P27">font-<text:span text:style-name="T19">color: #000</text:span><text:span text:style-name="T21">000, rgba(0, 0, 0, 1)</text:span><text:span text:style-name="T19">;</text:span></text:p>
      <text:p text:style-name="P27">}</text:p>
      <text:p text:style-name="P27">.user-css ::-webkit-scrollbar-thumb,</text:p>
      <text:p text:style-name="P27"><text:soft-page-break/>.user-css-extended ::-webkit-scrollbar-thumb {</text:p>
      <text:p text:style-name="P27">font-<text:span text:style-name="T19">color: #</text:span><text:span text:style-name="T21">FFFFFF, rgba(255, 255, 255, 1)</text:span>;</text:p>
      <text:p text:style-name="P28">}</text:p>
      <text:p text:style-name="P27">.user-css ::-webkit-scrollbar-thumb:hover,</text:p>
      <text:p text:style-name="P27">.user-css-extended ::-webkit-scrollbar-thumb:hover {</text:p>
      <text:p text:style-name="P27">font-color: <text:span text:style-name="T19">#6F1AB6, </text:span><text:span text:style-name="T20">rgba(111, 26, 182, .8)</text:span>;</text:p>
      <text:p text:style-name="P27">}</text:p>
      <text:p text:style-name="P27">/<text:span text:style-name="T19">*SCROLLBAR*/</text:span></text:p>
      <text:p text:style-name="P27"/>
      <text:p text:style-name="P12">/<text:span text:style-name="T13">*ARTICLE-CSS*/</text:span></text:p>
      <text:p text:style-name="P12">.user-css .article-panel,</text:p>
      <text:p text:style-name="P12">.user-css-extended .article-panel {</text:p>
      <text:p text:style-name="P12"><text:s text:c="4"/>padding: 10px;</text:p>
      <text:p text:style-name="P18"><text:s text:c="4"/>background-color: <text:span text:style-name="T9">#03001C, </text:span><text:span text:style-name="T27">rgba(3, 0, 28, 1)</text:span>;</text:p>
      <text:p text:style-name="P12"><text:s text:c="4"/>border: 1px #d4d2c5 solid;</text:p>
      <text:p text:style-name="P12"><text:s text:c="4"/>margin-bottom: 15px;</text:p>
      <text:p text:style-name="P12">}</text:p>
      <text:p text:style-name="P12">.user-css .article-panel:hover,</text:p>
      <text:p text:style-name="P12">.user-css-extended .article-panel:hover {</text:p>
      <text:p text:style-name="P12"><text:s text:c="2"/>background-color: #144272, <text:span text:style-name="T28">rgba(20, 66, 114, 1)</text:span>;</text:p>
      <text:p text:style-name="P29">font-color: #FD8A8A, rgba(253, 138, 138, 1);</text:p>
      <text:p text:style-name="P12">}</text:p>
      <text:p text:style-name="P12"/>
      <text:p text:style-name="P12">.user-css .article-title h1 {</text:p>
      <text:p text:style-name="P12"><text:s text:c="4"/>font-family: <text:span text:style-name="T26">Sigmar One</text:span>, <text:span text:style-name="T26">cursive</text:span>;</text:p>
      <text:p text:style-name="P12"><text:s text:c="4"/>font-weight: <text:span text:style-name="T26">4</text:span>00;</text:p>
      <text:p text:style-name="P12"><text:s text:c="4"/>font-size: 42px;</text:p>
      <text:p text:style-name="P12"><text:s text:c="4"/>padding-top: 10px;</text:p>
      <text:p text:style-name="P12"><text:s text:c="4"/>padding-bottom: 15px;</text:p>
      <text:p text:style-name="P12"><text:s text:c="4"/>line-height: 0.9em;</text:p>
      <text:p text:style-name="P12"><text:s text:c="4"/>margin-top: 20px;</text:p>
      <text:p text:style-name="P12"><text:s text:c="4"/>margin-bottom: 5px;</text:p>
      <text:p text:style-name="P12">}</text:p>
      <text:p text:style-name="P12"/>
      <text:p text:style-name="P12"/>
      <text:p text:style-name="P12">/<text:span text:style-name="T22">*ARTICLE-SECRET-SEAMLESS*/</text:span></text:p>
      <text:p text:style-name="P12">.user-css-secret {</text:p>
      <text:p text:style-name="P12"><text:s text:c="4"/>padding: 0;</text:p>
      <text:p text:style-name="P12"><text:s text:c="4"/>background-color: transparent;</text:p>
      <text:p text:style-name="P12">}</text:p>
      <text:p text:style-name="P12"/>
      <text:p text:style-name="P12"/>
      <text:p text:style-name="P12">/<text:span text:style-name="T13">*ARTICLE-CSS*/</text:span></text:p>
      <text:p text:style-name="P13"/>
      <text:p text:style-name="P13"><text:span text:style-name="T16">}</text:span>*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" svg:font-family="Couri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modern" style:font-pitch="fixed"/>
    <style:font-face style:name="Malgun Gothic1" svg:font-family="'Malgun Gothic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enlo" svg:font-family="Menlo, Monaco, Consolas, 'Courier New', monospace"/>
    <style:font-face style:name="Noto Mono" svg:font-family="'Noto Mono', monospace"/>
    <style:font-face style:name="var font-code" svg:font-family="'var font-code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Malgun Gothic1" style:font-size-asian="10.5pt" style:language-asian="ko" style:country-asian="KR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Malgun Gothic1" style:font-size-asian="10.5pt" style:language-asian="ko" style:country-asian="KR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algun Gothic1" style:font-family-asian="'Malgun Gothi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Malgun Gothic" style:font-family-asian="'Malgun Gothi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2T15:38:11.250000000</meta:creation-date>
    <dc:date>2023-01-23T01:19:40.078000000</dc:date>
    <meta:editing-duration>PT9H41M4S</meta:editing-duration>
    <meta:editing-cycles>52</meta:editing-cycles>
    <meta:generator>LibreOffice/7.4.3.2$Windows_X86_64 LibreOffice_project/1048a8393ae2eeec98dff31b5c133c5f1d08b890</meta:generator>
    <meta:document-statistic meta:table-count="0" meta:image-count="0" meta:object-count="0" meta:page-count="20" meta:paragraph-count="818" meta:word-count="2501" meta:character-count="24910" meta:non-whitespace-character-count="22597"/>
  </office:meta>
</office:document-meta>
</file>